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officeooo:rsid="001e9f23" officeooo:paragraph-rsid="001e9f23" style:font-size-asian="12pt" style:font-size-complex="12pt"/>
    </style:style>
    <style:style style:name="P2" style:family="paragraph" style:parent-style-name="Text_20_body"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officeooo:rsid="001e9f23" officeooo:paragraph-rsid="002af002" style:font-size-asian="12pt" style:font-size-complex="12pt"/>
    </style:style>
    <style:style style:name="P3" style:family="paragraph" style:parent-style-name="Text_20_body" style:list-style-name="L1"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officeooo:rsid="00515d93" officeooo:paragraph-rsid="00515d93" style:font-size-asian="12pt" style:font-size-complex="12pt"/>
    </style:style>
    <style:style style:name="P4" style:family="paragraph" style:parent-style-name="Text_20_body" style:list-style-name="L1"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officeooo:rsid="00515d93" officeooo:paragraph-rsid="00517fda" style:font-size-asian="12pt" style:font-size-complex="12pt"/>
    </style:style>
    <style:style style:name="P5" style:family="paragraph" style:parent-style-name="Text_20_body" style:list-style-name="L1"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officeooo:rsid="00515d93" officeooo:paragraph-rsid="0052448d" style:font-size-asian="12pt" style:font-size-complex="12pt"/>
    </style:style>
    <style:style style:name="P6" style:family="paragraph" style:parent-style-name="Text_20_body" style:list-style-name="L2"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officeooo:rsid="00244571" officeooo:paragraph-rsid="00244571" style:font-size-asian="12pt" style:font-size-complex="12pt"/>
    </style:style>
    <style:style style:name="P7" style:family="paragraph" style:parent-style-name="Text_20_body" style:list-style-name="L2"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officeooo:rsid="002586ab" officeooo:paragraph-rsid="002586ab" style:font-size-asian="12pt" style:font-size-complex="12pt"/>
    </style:style>
    <style:style style:name="P8" style:family="paragraph" style:parent-style-name="Text_20_body" style:list-style-name="L2"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officeooo:rsid="0030629d" officeooo:paragraph-rsid="0030629d" style:font-size-asian="12pt" style:font-size-complex="12pt"/>
    </style:style>
    <style:style style:name="P9" style:family="paragraph" style:parent-style-name="Text_20_body" style:list-style-name="L2"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officeooo:rsid="0036ed21" officeooo:paragraph-rsid="0036ed21" style:font-size-asian="12pt" style:font-size-complex="12pt"/>
    </style:style>
    <style:style style:name="P10" style:family="paragraph" style:parent-style-name="Text_20_body" style:list-style-name="L2"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officeooo:rsid="00445ab4" officeooo:paragraph-rsid="00445ab4" style:font-size-asian="12pt" style:font-size-complex="12pt"/>
    </style:style>
    <style:style style:name="P11" style:family="paragraph" style:parent-style-name="Text_20_body" style:list-style-name="L2"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officeooo:rsid="004ef9cd" officeooo:paragraph-rsid="004ef9cd" style:font-size-asian="12pt" style:font-size-complex="12pt"/>
    </style:style>
    <style:style style:name="P12" style:family="paragraph" style:parent-style-name="Text_20_body" style:list-style-name="L1"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officeooo:rsid="0052448d" officeooo:paragraph-rsid="0052448d" style:font-size-asian="12pt" style:font-size-complex="12pt"/>
    </style:style>
    <style:style style:name="P13" style:family="paragraph" style:parent-style-name="Heading_20_1" style:master-page-name="">
      <style:paragraph-properties fo:margin-top="0cm" fo:margin-bottom="0.199cm" loext:contextual-spacing="false" fo:line-height="150%" fo:text-align="justify" style:justify-single-word="false" style:page-number="auto"/>
      <style:text-properties style:font-name="Times New Roman" fo:font-size="12pt" officeooo:paragraph-rsid="001e9f23" style:font-size-asian="12pt" style:font-size-complex="12pt"/>
    </style:style>
    <style:style style:name="P14" style:family="paragraph" style:parent-style-name="Heading_20_2">
      <style:paragraph-properties fo:margin-top="0cm" fo:margin-bottom="0.199cm" loext:contextual-spacing="false" fo:line-height="150%" fo:text-align="justify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officeooo:rsid="002196ac"/>
    </style:style>
    <style:style style:name="T2" style:family="text">
      <style:text-properties officeooo:rsid="002586ab"/>
    </style:style>
    <style:style style:name="T3" style:family="text">
      <style:text-properties officeooo:rsid="002714d7"/>
    </style:style>
    <style:style style:name="T4" style:family="text">
      <style:text-properties officeooo:rsid="00286661"/>
    </style:style>
    <style:style style:name="T5" style:family="text">
      <style:text-properties officeooo:rsid="00299423"/>
    </style:style>
    <style:style style:name="T6" style:family="text">
      <style:text-properties officeooo:rsid="002e9e86"/>
    </style:style>
    <style:style style:name="T7" style:family="text">
      <style:text-properties officeooo:rsid="0030629d"/>
    </style:style>
    <style:style style:name="T8" style:family="text">
      <style:text-properties officeooo:rsid="00315f96"/>
    </style:style>
    <style:style style:name="T9" style:family="text">
      <style:text-properties officeooo:rsid="003a32ad"/>
    </style:style>
    <style:style style:name="T10" style:family="text">
      <style:text-properties officeooo:rsid="003c2353"/>
    </style:style>
    <style:style style:name="T11" style:family="text">
      <style:text-properties officeooo:rsid="003fa877"/>
    </style:style>
    <style:style style:name="T12" style:family="text">
      <style:text-properties officeooo:rsid="00430d7f"/>
    </style:style>
    <style:style style:name="T13" style:family="text">
      <style:text-properties officeooo:rsid="00442e7a"/>
    </style:style>
    <style:style style:name="T14" style:family="text">
      <style:text-properties officeooo:rsid="0045ef4a"/>
    </style:style>
    <style:style style:name="T15" style:family="text">
      <style:text-properties officeooo:rsid="004ef9cd"/>
    </style:style>
    <style:style style:name="T16" style:family="text">
      <style:text-properties officeooo:rsid="004f5e2f"/>
    </style:style>
    <style:style style:name="T17" style:family="text">
      <style:text-properties officeooo:rsid="00517fda"/>
    </style:style>
    <style:style style:name="T18" style:family="text">
      <style:text-properties officeooo:rsid="005244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ALCANCES Y LIMITES</text:h>
      <text:h text:style-name="P14" text:outline-level="2">ALCANCES</text:h>
      <text:p text:style-name="P1">Para cumplir con los requerimientos y <text:span text:style-name="T11">propósitos</text:span> de<text:span text:style-name="T1">l Ministerio</text:span>, <text:span text:style-name="T9">el sistema </text:span>de firmas digitales <text:span text:style-name="T4">para el ministerio</text:span>, desde su análisis, diseño, <text:span text:style-name="T11">desarrollo</text:span> e implementación se <text:span text:style-name="T11">realizaran</text:span> los siguientes módulos:</text:p>
      <text:list xml:id="list8761805925236520847" text:style-name="L1">
        <text:list-item>
          <text:p text:style-name="P3">Módulo para generar un certificado publico y privado, siguiendo los estándares y formatos propuestos por la ATT.</text:p>
        </text:list-item>
        <text:list-item>
          <text:p text:style-name="P3">Módulo para visualizar un documento en formato PDF.</text:p>
        </text:list-item>
        <text:list-item>
          <text:p text:style-name="P5">Módulo que permita usar la firma digital de un servidor público <text:span text:style-name="T18">almacenada en un token </text:span><text:s/>para firmar documentos en formato PDF. </text:p>
        </text:list-item>
        <text:list-item>
          <text:p text:style-name="P3">Módulo que permita firmar documentos en formato PDF por lotes, permitiendo firmar varios documentos a la vez.</text:p>
        </text:list-item>
        <text:list-item>
          <text:p text:style-name="P3">Módulo de validación y verificación de firmas digitales en documentos con formato PDF.</text:p>
        </text:list-item>
        <text:list-item>
          <text:p text:style-name="P3">Módulo de validación y comprobación de estado del certificado otorgado por la entidad certificadora para tener una constancia del estado del certificado.</text:p>
        </text:list-item>
        <text:list-item>
          <text:p text:style-name="P4">Módulo para incluir la marca de agua con la información del servidor publico.</text:p>
        </text:list-item>
        <text:list-item>
          <text:p text:style-name="P4"><text:span text:style-name="T17">Módulo para incluir s</text:span>ello de tiempo <text:span text:style-name="T17">de la entidad certificadora </text:span>pa<text:span text:style-name="T17">ra</text:span> los documentos firmados en formato PDF.</text:p>
        </text:list-item>
        <text:list-item>
          <text:p text:style-name="P12">Módulo para </text:p>
        </text:list-item>
        <text:list-item>
          <text:p text:style-name="P3">Módulo para el almacenamiento del historial de firmas realizadas <text:span text:style-name="T17">realizadas por los servidores públicos</text:span>. </text:p>
        </text:list-item>
        <text:list-item>
          <text:p text:style-name="P3">Módulo para la validación de un documento impreso, mediante un código QR que permitirá hacer una consulta de verificación de contenido de un documento impreso <text:soft-page-break/>y el documento digital firmado.</text:p>
        </text:list-item>
      </text:list>
      <text:h text:style-name="P14" text:outline-level="2">LIMITES</text:h>
      <text:p text:style-name="P2">Los limites de la implementación de<text:span text:style-name="T5">l modelo aplicable de</text:span> firmas digita<text:span text:style-name="T6">les </text:span>son los siguientes:</text:p>
      <text:list xml:id="list2362004037129335667" text:style-name="L2">
        <text:list-item>
          <text:p text:style-name="P6"><text:span text:style-name="T10">No s</text:span>e pude asegurar la seguridad <text:span text:style-name="T2">de mantener bajo su exclusivo control los datos de creación de la firma digital </text:span>por parte de los funcionarios públicos.</text:p>
        </text:list-item>
        <text:list-item>
          <text:p text:style-name="P7">El uso inadecuado <text:span text:style-name="T7">por parte de los servidores públicos </text:span>de las firmas digitales pueden causar <text:span text:style-name="T3">problemas y costos a la institución.</text:span></text:p>
        </text:list-item>
        <text:list-item>
          <text:p text:style-name="P8">No se puede garantizar que las firmas digitales sean concebidas para perdurar <text:span text:style-name="T12">en el tiempo, ya</text:span> que el software puede quedar obsoleto en <text:span text:style-name="T12">el </text:span>tiempo, debido a fallas <text:span text:style-name="T8">u otros problemas relacionados con la evolución tecnológica.</text:span></text:p>
        </text:list-item>
        <text:list-item>
          <text:p text:style-name="P9">Por los estándares que se usa<text:span text:style-name="T13">ra</text:span>n en Bolivia el <text:span text:style-name="T15">sistema</text:span> de firma digital no puede ser desarrollada <text:span text:style-name="T14">en un entorno cliente servidor</text:span>.</text:p>
        </text:list-item>
        <text:list-item>
          <text:p text:style-name="P10">El modelo de uso de firma digital sera utilizada unicamente en Ministerio de Obras Públicas, Servicios y Vivienda, su publicación a otras instancias deberá ser aprobada por la máxima autoridad ejecutiva.</text:p>
        </text:list-item>
        <text:list-item>
          <text:p text:style-name="P11">El sistema de firma digital no puede ser certificada por una institución certificadora nacional debido a que <text:span text:style-name="T16">aun</text:span> no se encuentra en funcionamien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 text:start-value="6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4.001cm" fo:margin-left="3cm" fo:margin-right="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in </meta:initial-creator>
    <meta:creation-date>2015-05-11T22:41:47.433004987</meta:creation-date>
    <dc:date>2015-10-21T23:42:33.714527314</dc:date>
    <dc:creator>armin </dc:creator>
    <meta:editing-duration>P1DT3H18M16S</meta:editing-duration>
    <meta:editing-cycles>29</meta:editing-cycles>
    <meta:generator>LibreOffice/5.0.2.2$Linux_X86_64 LibreOffice_project/00m0$Build-2</meta:generator>
    <meta:printed-by>armin </meta:printed-by>
    <meta:print-date>2015-06-17T14:52:48.150659639</meta:print-date>
    <meta:document-statistic meta:table-count="0" meta:image-count="0" meta:object-count="0" meta:page-count="2" meta:paragraph-count="22" meta:word-count="401" meta:character-count="2471" meta:non-whitespace-character-count="2108"/>
  </office:meta>
</office:document-meta>
</file>